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2.8333in" fo:margin-left="-0.0375in" fo:margin-top="0in" fo:margin-bottom="0in" table:align="left"/>
    </style:style>
    <style:style style:name="Table1.A" style:family="table-column">
      <style:table-column-properties style:column-width="1.6139in"/>
    </style:style>
    <style:style style:name="Table1.B" style:family="table-column">
      <style:table-column-properties style:column-width="3.0417in"/>
    </style:style>
    <style:style style:name="Table1.C" style:family="table-column">
      <style:table-column-properties style:column-width="1.2806in"/>
    </style:style>
    <style:style style:name="Table1.D" style:family="table-column">
      <style:table-column-properties style:column-width="1.2813in"/>
    </style:style>
    <style:style style:name="Table1.E" style:family="table-column">
      <style:table-column-properties style:column-width="1.4792in"/>
    </style:style>
    <style:style style:name="Table1.F" style:family="table-column">
      <style:table-column-properties style:column-width="1.4799in"/>
    </style:style>
    <style:style style:name="Table1.G" style:family="table-column">
      <style:table-column-properties style:column-width="0.8854in"/>
    </style:style>
    <style:style style:name="Table1.H" style:family="table-column">
      <style:table-column-properties style:column-width="1.7701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625in" fo:keep-together="auto"/>
    </style:style>
    <style:style style:name="Table1.8" style:family="table-row">
      <style:table-row-properties style:min-row-height="0.7361in" fo:keep-together="auto"/>
    </style:style>
    <style:style style:name="Table1.11" style:family="table-row">
      <style:table-row-properties style:min-row-height="0.8333in" fo:keep-together="auto"/>
    </style:style>
    <style:style style:name="Table1.13" style:family="table-row">
      <style:table-row-properties style:min-row-height="0.2083in" fo:keep-together="auto"/>
    </style:style>
    <style:style style:name="Table1.22" style:family="table-row">
      <style:table-row-properties style:min-row-height="0.3611in" fo:keep-together="auto"/>
    </style:style>
    <style:style style:name="Table1.26" style:family="table-row">
      <style:table-row-properties style:min-row-height="0.4167in" fo:keep-together="auto"/>
    </style:style>
    <style:style style:name="Table1.32" style:family="table-row">
      <style:table-row-properties style:min-row-height="1.4583in" fo:keep-together="auto"/>
    </style:style>
    <style:style style:name="Table1.50" style:family="table-row">
      <style:table-row-properties style:min-row-height="1.0417in" fo:keep-together="auto"/>
    </style:style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color="#000000"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\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"><text:span text:style-name="T3">Supplier Part Number 1</text:span></text:p>
          </table:table-cell>
          <table:table-cell table:style-name="Table1.A1" office:value-type="string">
            <text:p text:style-name="P1"><text:span text:style-name="T3">Part Description</text:span></text:p>
          </table:table-cell>
          <table:table-cell table:style-name="Table1.A1" office:value-type="string">
            <text:p text:style-name="P1"><text:span text:style-name="T3">Fabrication</text:span></text:p>
          </table:table-cell>
          <table:table-cell table:style-name="Table1.A1" office:value-type="string">
            <text:p text:style-name="P1"><text:span text:style-name="T3">Thermal Characterization</text:span></text:p>
          </table:table-cell>
          <table:table-cell table:style-name="Table1.A1" office:value-type="string">
            <text:p text:style-name="P1"><text:span text:style-name="T3">Radiation Characterization</text:span></text:p>
          </table:table-cell>
          <table:table-cell table:style-name="Table1.A1" office:value-type="string">
            <text:p text:style-name="P1"><text:span text:style-name="T3">TID</text:span></text:p>
          </table:table-cell>
          <table:table-cell table:style-name="Table1.A1" office:value-type="string">
            <text:p text:style-name="P1"><text:span text:style-name="T3">SEE</text:span></text:p>
          </table:table-cell>
          <table:table-cell table:style-name="Table1.A1" office:value-type="string">
            <text:p text:style-name="P1"><text:span text:style-name="T3">TID comment</text:span></text:p>
          </table:table-cell>
        </table:table-row>
        <table:table-row table:style-name="Table1.2">
          <table:table-cell table:style-name="Table1.A1" office:value-type="string">
            <text:p text:style-name="P1">2332478RL</text:p>
          </table:table-cell>
          <table:table-cell table:style-name="Table1.A1" office:value-type="string">
            <text:p text:style-name="P1">10pF ±5% 25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45-9066-1-ND</text:p>
          </table:table-cell>
          <table:table-cell table:style-name="Table1.A1" office:value-type="string">
            <text:p text:style-name="P1">1µF ±10% 10V X5R Ceramic Capacitor -55°C ~ 8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8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311-1024-1-ND</text:p>
          </table:table-cell>
          <table:table-cell table:style-name="Table1.A1" office:value-type="string">
            <text:p text:style-name="P1">100pF ±5%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81-GRM155R71C104KA88</text:p>
          </table:table-cell>
          <table:table-cell table:style-name="Table1.A1" office:value-type="string">
            <text:p text:style-name="P1">0.10µF ±10% 16V X7R Ceramic Capacitor -55°C ~ 125°C Surface Mount, MLCC 0402 (1005 Metric) 0.039" L x 0.020" W (1.00mm x 0.50mm)</text:p>
          </table:table-cell>
          <table:table-cell table:style-name="Table1.A1" office:value-type="string">
            <text:p text:style-name="P1">Murata: Please contact us before using our products for the applications in Aerospace equipment</text:p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90-6241-1-ND</text:p>
          </table:table-cell>
          <table:table-cell table:style-name="Table1.A1" office:value-type="string">
            <text:p text:style-name="P1">47pF ±1%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90-3237-1-ND</text:p>
          </table:table-cell>
          <table:table-cell table:style-name="Table1.A1" office:value-type="string">
            <text:p text:style-name="P1">510pF ±5%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8">
          <table:table-cell table:style-name="Table1.A1" office:value-type="string">
            <text:p text:style-name="P1">587-5864-2-ND</text:p>
          </table:table-cell>
          <table:table-cell table:style-name="Table1.A1" office:value-type="string">
            <text:p text:style-name="P1">1µF ±20% 6.3V X5R Ceramic Capacitor -55°C ~ 85°C Surface Mount, MLCC 0201 (0603 Metric) 0.024" L x 0.012" W (0.60mm x 0.3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45-7275-1-ND</text:p>
          </table:table-cell>
          <table:table-cell table:style-name="Table1.A1" office:value-type="string">
            <text:p text:style-name="P1">1000pF ±10% 25V X7R Ceramic Capacitor -55°C ~ 125°C Surface Mount, MLCC 0201 (0603 Metric) 0.024" L x 0.012" W (0.60mm x 0.3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311-1448-2-ND</text:p>
          </table:table-cell>
          <table:table-cell table:style-name="Table1.A1" office:value-type="string">
            <text:p text:style-name="P1">10µF ±20% 6.3V X5R Ceramic Capacitor -55°C ~ 85°C Surface Mount, MLCC 0603 (1608 Metric) 0.063" L x 0.031" W (1.60mm x 0.8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8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490-12232-1-ND</text:p>
          </table:table-cell>
          <table:table-cell table:style-name="Table1.A1" office:value-type="string">
            <text:p text:style-name="P1">0.10µF ±10% 6.3V X6S Ceramic Capacitor -55°C ~ 105°C Surface Mount, MLCC 0201 (0603 Metric) 0.024" L x 0.012" W (0.60mm x 0.30mm)</text:p>
          </table:table-cell>
          <table:table-cell table:style-name="Table1.A1" office:value-type="string">
            <text:p text:style-name="P1">Murata: Please contact us before using our products for the applications in Aerospace equipment </text:p>
          </table:table-cell>
          <table:table-cell table:style-name="Table1.A1" office:value-type="string">
            <text:p text:style-name="P1">-55°C to 10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2332478RL</text:p>
          </table:table-cell>
          <table:table-cell table:style-name="Table1.A1" office:value-type="string">
            <text:p text:style-name="P1">10pF ±5% 25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490-4516-2-ND</text:p>
          </table:table-cell>
          <table:table-cell table:style-name="Table1.A1" office:value-type="string">
            <text:p text:style-name="P1">10000pF ±10% 50V Ceramic Capacitor X7R 0402 (1005 Metric)</text:p>
            <text:p text:style-name="P1"/>
            <text:p text:style-name="P1">Chip Monolithic Ceramic Capacitor </text:p>
          </table:table-cell>
          <table:table-cell table:style-name="Table1.A1" office:value-type="string">
            <text:p text:style-name="P1">Murata: Please contact us before using our products for the applications in Aerospace equipment </text:p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311-1706-1-ND</text:p>
          </table:table-cell>
          <table:table-cell table:style-name="Table1.A1" office:value-type="string">
            <text:p text:style-name="P1">CAP CER 0.018UF 16V X7R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90-6241-1-ND</text:p>
          </table:table-cell>
          <table:table-cell table:style-name="Table1.A1" office:value-type="string">
            <text:p text:style-name="P1">47pF ±1%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</table:table-cell>
        </table:table-row>
        <table:table-row table:style-name="Table1.2">
          <table:table-cell table:style-name="Table1.A1" office:value-type="string">
            <text:p text:style-name="P1">490-5408-1-ND</text:p>
          </table:table-cell>
          <table:table-cell table:style-name="Table1.A1" office:value-type="string">
            <text:p text:style-name="P1">4.7µF ±20% 6.3V X5R Ceramic Capacitor -55°C ~ 85°C Surface Mount, MLCC 0402 (1005 Metric) 0.039" L x 0.020" W (1.00mm x 0.50mm)</text:p>
          </table:table-cell>
          <table:table-cell table:style-name="Table1.A1" office:value-type="string">
            <text:p text:style-name="P1">Murata: Please contact us before using our products for the applications in Aerospace equipment 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90-7201-2-ND</text:p>
          </table:table-cell>
          <table:table-cell table:style-name="Table1.A1" office:value-type="string">
            <text:p text:style-name="P1">10µF ±20% 16V X5R Ceramic Capacitor -55°C ~ 85°C Surface Mount, MLCC 0603 (1608 Metric) 0.063" L x 0.031" W (1.60mm x 0.8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810-C1608X5R1A226M</text:p>
          </table:table-cell>
          <table:table-cell table:style-name="Table1.A1" office:value-type="string">
            <text:p text:style-name="P1">22µF ±20% 10V X5R Ceramic Capacitor -55°C ~ 85°C Surface Mount, MLCC 0603 (1608 Metric) 0.063" L x 0.031" W (1.60mm x 0.8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ESD8472MUT5GOSCT-ND</text:p>
          </table:table-cell>
          <table:table-cell table:style-name="Table1.A1" office:value-type="string">
            <text:p text:style-name="P1">TVS DIODE 5.3VWM 14VC X3DFN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ESD7016MUTAGOSDKR-ND</text:p>
          </table:table-cell>
          <table:table-cell table:style-name="Table1.A1" office:value-type="string">
            <text:p text:style-name="P1">TVS DIODE 5VWM 10VC 8UDF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259-1572-ND</text:p>
          </table:table-cell>
          <table:table-cell table:style-name="Table1.A1" office:value-type="string">
            <text:p text:style-name="P1">FAN AXIAL 30X6.9MM 5VDC WIR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o worth for space application(heat is dissipated though attenuators</text:p>
          </table:table-cell>
        </table:table-row>
        <table:table-row table:style-name="Table1.22">
          <table:table-cell table:style-name="Table1.A1" office:value-type="string">
            <text:p text:style-name="P1">587-3277-1-ND</text:p>
          </table:table-cell>
          <table:table-cell table:style-name="Table1.A1" office:value-type="string">
            <text:p text:style-name="P1">FERRITE BEAD 600 OHM 0201 1L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445-9329-2-ND</text:p>
          </table:table-cell>
          <table:table-cell table:style-name="Table1.A1" office:value-type="string">
            <text:p text:style-name="P1">FERRITE BEAD 220 OHM 0402 1L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445-2206-2-ND</text:p>
          </table:table-cell>
          <table:table-cell table:style-name="Table1.A1" office:value-type="string">
            <text:p text:style-name="P1">FERRITE BEAD 600 OHM 0805 1L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LMS7002M</text:p>
          </table:table-cell>
          <table:table-cell table:style-name="Table1.A1" office:value-type="string">
            <text:p text:style-name="P1">IC FPRF Transceiver LMS7002M; 261 pin aQFN</text:p>
          </table:table-cell>
          <table:table-cell table:style-name="Table1.A1" office:value-type="string">
            <text:p text:style-name="P1">65nm CMOS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4">TID immune to 100 krad(Si) cumulative dose.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https://www.researchgate.net/publication/224168100_A_Commercial_65_nm_CMOS_Technology_for_Space_Applications_Heavy_Ion_Proton_and_Gamma_Test_Results_and_Modeling</text:p>
          </table:table-cell>
        </table:table-row>
        <table:table-row table:style-name="Table1.26">
          <table:table-cell table:style-name="Table1.A1" office:value-type="string">
            <text:p text:style-name="P1">497-15739-1-ND</text:p>
          </table:table-cell>
          <table:table-cell table:style-name="Table1.A1" office:value-type="string">
            <text:p text:style-name="P1">EEPROM Memory IC 128Kb (16K x 8) I²C 1MHz 450ns 8-UFDFPN (2x3)</text:p>
          </table:table-cell>
          <table:table-cell table:style-name="Table1.A1" office:value-type="string">
            <text:p text:style-name="P1">STMicroelectronics: we have asked over their webpage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ext:soft-page-break/>
        <table:table-row table:style-name="Table1.13">
          <table:table-cell table:style-name="Table1.A1" office:value-type="string">
            <text:p text:style-name="P1">863-1455-1-ND</text:p>
          </table:table-cell>
          <table:table-cell table:style-name="Table1.A1" office:value-type="string">
            <text:p text:style-name="P1">RF Switch IC 802.11a/b/g/n DPDT 50 Ohm 6-MLPD (1.5x1.5)</text:p>
          </table:table-cell>
          <table:table-cell table:style-name="Table1.A1" office:value-type="string">
            <text:p text:style-name="P1">skyworks: we have asked over their webpage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544-3110-ND</text:p>
          </table:table-cell>
          <table:table-cell table:style-name="Table1.A1" office:value-type="string">
            <text:p text:style-name="P1">IC FPGA/CPLD NV 130 I/O 169UBGA</text:p>
          </table:table-cell>
          <table:table-cell table:style-name="Table1.A1" office:value-type="string">
            <text:p text:style-name="P1">55 nm TSMC Embedded Flash (Flash + SRAM) process technology</text:p>
          </table:table-cell>
          <table:table-cell table:style-name="Table1.A1" office:value-type="string">
            <text:p text:style-name="P1">0°C to 85°C (that is the commercial one there is also the industrial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end but not y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768-1311-ND</text:p>
          </table:table-cell>
          <table:table-cell table:style-name="Table1.A1" office:value-type="string">
            <text:p text:style-name="P1">IC USB3-32BIT SYNC FIFO 76QFN</text:p>
          </table:table-cell>
          <table:table-cell table:style-name="Table1.A1" office:value-type="string">
            <text:p text:style-name="P1">FTDI: we have sent email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 they sent the document. no reference to the production technology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LMK00105SQ/NOPBCT-ND</text:p>
          </table:table-cell>
          <table:table-cell table:style-name="Table1.A1" office:value-type="string">
            <text:p text:style-name="P1">IC CLK BUFFER 2:5 200MHZ 24WQFN</text:p>
          </table:table-cell>
          <table:table-cell table:style-name="Table1.A1" office:value-type="string">
            <text:p text:style-name="P1">Ultra-Low Jitter LVCMOS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568-9815-2-ND</text:p>
          </table:table-cell>
          <table:table-cell table:style-name="Table1.A1" office:value-type="string">
            <text:p text:style-name="P1">SENSOR TEMPERATURE I2C 8HWSON</text:p>
          </table:table-cell>
          <table:table-cell table:style-name="Table1.A1" office:value-type="string">
            <text:p text:style-name="P1">NXP Semiconductors: we have asked over their webpage</text:p>
          </table:table-cell>
          <table:table-cell table:style-name="Table1.A1" office:value-type="string">
            <text:p text:style-name="P1"><text:s/>-55°C to 12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32">
          <table:table-cell table:style-name="Table1.A1" office:value-type="string">
            <text:p text:style-name="P1">296-24180-1-ND</text:p>
          </table:table-cell>
          <table:table-cell table:style-name="Table1.A1" office:value-type="string">
            <text:p text:style-name="P1">8 Bit Digital to Analog Converter 1 SC-70-6</text:p>
          </table:table-cell>
          <table:table-cell table:style-name="Table1.A1" office:value-type="string">
            <text:p text:style-name="P1">are fabricated using Texas Instruments' proprietary HPA07 process technology. (5V isolated CMOS transistors. 0.3<text:line-break/>µm feature sizes)</text:p>
          </table:table-cell>
          <table:table-cell table:style-name="Table1.A1" office:value-type="string">
            <text:p text:style-name="P1"><text:s/>-40°C to 12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W25Q40EWUXIE CT-ND</text:p>
          </table:table-cell>
          <table:table-cell table:style-name="Table1.A1" office:value-type="string">
            <text:p text:style-name="P1">FLASH - NOR Memory IC 4Mb (512K x 8) SPI 8-USON (2x3)</text:p>
          </table:table-cell>
          <table:table-cell table:style-name="Table1.A1" office:value-type="string">
            <text:p text:style-name="P1">?winbond: we have asked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1092-1123-ND</text:p>
          </table:table-cell>
          <table:table-cell table:style-name="Table1.A1" office:value-type="string">
            <text:p text:style-name="P1">FLASH - NOR Memory IC 16Mb (2M x 8) SPI 104MHz 8-SOP</text:p>
          </table:table-cell>
          <table:table-cell table:style-name="Table1.A1" office:value-type="string">
            <text:p text:style-name="P1">CMOS</text:p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490-7312-6-ND</text:p>
          </table:table-cell>
          <table:table-cell table:style-name="Table1.A1" office:value-type="string">
            <text:p text:style-name="P1">DC/DC CONVERTER 3.6V 3A SMD</text:p>
          </table:table-cell>
          <table:table-cell table:style-name="Table1.A1" office:value-type="string">
            <text:p text:style-name="P1">Murata: we have asked over their webpage</text:p>
            <text:p text:style-name="P1"/>
          </table:table-cell>
          <table:table-cell table:style-name="Table1.A1" office:value-type="string">
            <text:p text:style-name="P1"><text:s/>-40°C to 8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497-11013-1-ND</text:p>
          </table:table-cell>
          <table:table-cell table:style-name="Table1.A1" office:value-type="string">
            <text:p text:style-name="P1">Linear Voltage Regulator IC Positive Adjustable Output 0.8 V ~ 4.5 V 1A 6-DFN (3x3)</text:p>
          </table:table-cell>
          <table:table-cell table:style-name="Table1.A1" office:value-type="string">
            <text:p text:style-name="P1">PMOS?</text:p>
          </table:table-cell>
          <table:table-cell table:style-name="Table1.A1" office:value-type="string">
            <text:p text:style-name="P1"><text:s/>-40°C to 12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CON-SMA-EDGE-S-ND</text:p>
          </table:table-cell>
          <table:table-cell table:style-name="Table1.A1" office:value-type="string">
            <text:p text:style-name="P1">SMA Connector Jack, Female Socket Board Edge, End Launch Sold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?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 is mechanical part</text:p>
          </table:table-cell>
        </table:table-row>
        <table:table-row table:style-name="Table1.26">
          <table:table-cell table:style-name="Table1.A1" office:value-type="string">
            <text:p text:style-name="P1">S1012E-07-ND</text:p>
          </table:table-cell>
          <table:table-cell table:style-name="Table1.A1" office:value-type="string">
            <text:p text:style-name="P1">7 Positions Header, Unshrouded, Breakaway Connector 0.100" (2.54mm) Through Hole Ti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65°C to 125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952-1389-ND</text:p>
          </table:table-cell>
          <table:table-cell table:style-name="Table1.A1" office:value-type="string">
            <text:p text:style-name="P1">CONN HDR 1.27MM SMD AU 10PO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40°C to 105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952-1389-ND</text:p>
          </table:table-cell>
          <table:table-cell table:style-name="Table1.A1" office:value-type="string">
            <text:p text:style-name="P1">CONN HDR 1.27MM SMD AU 10PO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40°C to 105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609-4726-ND</text:p>
          </table:table-cell>
          <table:table-cell table:style-name="Table1.A1" office:value-type="string">
            <text:p text:style-name="P1">5 Positions Header Connector 0.100" (2.54mm) Through Hole Ti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?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732-3157-ND</text:p>
          </table:table-cell>
          <table:table-cell table:style-name="Table1.A1" office:value-type="string">
            <text:p text:style-name="P1">USB - A USB 3.0 (USB 3.1 Gen 1, Superspeed) Plug Connector 9 Position Surface Mount, Right Angl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20°C to 85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WM5587CT-ND</text:p>
          </table:table-cell>
          <table:table-cell table:style-name="Table1.A1" office:value-type="string">
            <text:p text:style-name="P1">Ultra Miniature Coaxial Connector Receptacle, Male Pin 50 Ohm Surface Mount Sold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40°C to 90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3M9447-ND</text:p>
          </table:table-cell>
          <table:table-cell table:style-name="Table1.A1" office:value-type="string">
            <text:p text:style-name="P1">2 Positions Header, Unshrouded Connector 0.100" (2.54mm) Through Hole Gol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25°C to 105°C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516-1419-1-ND</text:p>
          </table:table-cell>
          <table:table-cell table:style-name="Table1.A1" office:value-type="string">
            <text:p text:style-name="P1">LED GREEN/RED DIFFUSED 0603 SM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859-LTST-S326KGJRKT</text:p>
          </table:table-cell>
          <table:table-cell table:style-name="Table1.A1" office:value-type="string">
            <text:p text:style-name="P1">LED GREEN/RED CLEAR 2SMD R/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2361677</text:p>
          </table:table-cell>
          <table:table-cell table:style-name="Table1.A1" office:value-type="string">
            <text:p text:style-name="P1">RFI SHIELD CLIP MINI TIN SM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1909662</text:p>
          </table:table-cell>
          <table:table-cell table:style-name="Table1.A1" office:value-type="string">
            <text:p text:style-name="P1">Enclosure, Shielding Cabinet Cover, Shielding Cabinet, 25 mm, 25 mm, 3 mm, Tin Plat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TDYSFF-M3/5</text:p>
          </table:table-cell>
          <table:table-cell table:style-name="Table1.A1" office:value-type="string">
            <text:p text:style-name="P1">Screwed spacer sleeve; Int.thread: M3; 5mm; bras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50">
          <table:table-cell table:style-name="Table1.A1" office:value-type="string">
            <text:p text:style-name="P1">M3X3/D7985, M3X3/D7985, M3X8/D7985B, M3X8/D7985B</text:p>
          </table:table-cell>
          <table:table-cell table:style-name="Table1.A1" office:value-type="string">
            <text:p text:style-name="P1">Screw; M3x3; DIN:7985; Head: cheese head; Phillips; steel; zinc; PH1, Screw; M3x3; DIN:7985; Head: cheese head; Phillips; steel; zinc; PH1, Screw; M3x8; DIN:7985; Head: cheese head; Phillips; black finish, Screw; M3x8; DIN:7985; Head: cheese head; Phillips; black finis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2285826</text:p>
          </table:table-cell>
          <table:table-cell table:style-name="Table1.A1" office:value-type="string">
            <text:p text:style-name="P1">Surface Mount High Frequency Inductor, 0402HP Series, 8.2 nH, ± 5%, 0402 [1005 Metric], 5.4 GH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490-6269-1-ND</text:p>
          </table:table-cell>
          <table:table-cell table:style-name="Table1.A1" office:value-type="string">
            <text:p text:style-name="P1">0.80pF ±0.1pF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>Murata: Please contact us before using our products for the applications in Aerospace equipment 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ext:soft-page-break/>
        <table:table-row table:style-name="Table1.2">
          <table:table-cell table:style-name="Table1.A1" office:value-type="string">
            <text:p text:style-name="P1">445-4854-6-ND</text:p>
          </table:table-cell>
          <table:table-cell table:style-name="Table1.A1" office:value-type="string">
            <text:p text:style-name="P1">1pF ±0.1pF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>TDK:Please contact us before using our products for the applications in Aerospace equipment 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311-1001-1-ND</text:p>
          </table:table-cell>
          <table:table-cell table:style-name="Table1.A1" office:value-type="string">
            <text:p text:style-name="P1">0.50pF ±0.25pF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445-1071-1-ND</text:p>
          </table:table-cell>
          <table:table-cell table:style-name="Table1.A1" office:value-type="string">
            <text:p text:style-name="P1">FIXED IND 100UH 2MA 3.1 OHM SMD</text:p>
          </table:table-cell>
          <table:table-cell table:style-name="Table1.A1" office:value-type="string">
            <text:p text:style-name="P1">TDK:Please contact us before using our products for the applications in Aerospace equipmen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0.0JRTR-ND</text:p>
          </table:table-cell>
          <table:table-cell table:style-name="Table1.A1" office:value-type="string">
            <text:p text:style-name="P1">RES SMD 0.0OHM JUMPER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2332536</text:p>
          </table:table-cell>
          <table:table-cell table:style-name="Table1.A1" office:value-type="string">
            <text:p text:style-name="P1">SMD Multilayer Ceramic Capacitor, U Series, 2 pF, ± 0.1pF, C0G / NP0, 50 V, 0402 [1005 Metric]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</table:table-cell>
        </table:table-row>
        <table:table-row table:style-name="Table1.2">
          <table:table-cell table:style-name="Table1.A1" office:value-type="string">
            <text:p text:style-name="P1">490-5927-1-ND</text:p>
          </table:table-cell>
          <table:table-cell table:style-name="Table1.A1" office:value-type="string">
            <text:p text:style-name="P1">'1.2pF ±0.25pF 50V C0G, NP0 Ceramic Capacitor -55°C ~ 125°C Surface Mount, MLCC 0402 (1005 Metric) 0.039" L x 0.020" W (1.00mm x 0.50mm)</text:p>
          </table:table-cell>
          <table:table-cell table:style-name="Table1.A1" office:value-type="string">
            <text:p text:style-name="P1">Murata:Please contact us before using our products for the applications in Aerospace equipment</text:p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445-1071-1-ND</text:p>
          </table:table-cell>
          <table:table-cell table:style-name="Table1.A1" office:value-type="string">
            <text:p text:style-name="P1">FIXED IND 100UH 2MA 3.1 OHM SMD</text:p>
          </table:table-cell>
          <table:table-cell table:style-name="Table1.A1" office:value-type="string">
            <text:p text:style-name="P1">TDK:Please contact us before using our products for the applications in Aerospace equipment</text:p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311-10.0KLRTR-ND</text:p>
          </table:table-cell>
          <table:table-cell table:style-name="Table1.A1" office:value-type="string">
            <text:p text:style-name="P1">RES SMD 10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1276-3469-6-ND</text:p>
          </table:table-cell>
          <table:table-cell table:style-name="Table1.A1" office:value-type="string">
            <text:p text:style-name="P1">RES SMD 49.9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RMCF0402FT2K20CT-ND</text:p>
          </table:table-cell>
          <table:table-cell table:style-name="Table1.A1" office:value-type="string">
            <text:p text:style-name="P1">RES SMD 2.2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541-560LCT-ND</text:p>
          </table:table-cell>
          <table:table-cell table:style-name="Table1.A1" office:value-type="string">
            <text:p text:style-name="P1">RES SMD 560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RMCF0402FT100RDKR-ND</text:p>
          </table:table-cell>
          <table:table-cell table:style-name="Table1.A1" office:value-type="string">
            <text:p text:style-name="P1">RES SMD 100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311-2.49KLRDKR-ND</text:p>
          </table:table-cell>
          <table:table-cell table:style-name="Table1.A1" office:value-type="string">
            <text:p text:style-name="P1">RES SMD 2.49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RMCF0402FT1K00TR-ND</text:p>
          </table:table-cell>
          <table:table-cell table:style-name="Table1.A1" office:value-type="string">
            <text:p text:style-name="P1">RES SMD 1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0.0MCT-ND</text:p>
          </table:table-cell>
          <table:table-cell table:style-name="Table1.A1" office:value-type="string">
            <text:p text:style-name="P1">RES SMD 0.0OHM JUMPER 1/20W 0201</text:p>
          </table:table-cell>
          <table:table-cell table:style-name="Table1.A1" office:value-type="string">
            <text:p text:style-name="P1">RC series chip resistors with lead free terminations made by thick film process</text:p>
          </table:table-cell>
          <table:table-cell table:style-name="Table1.A1" office:value-type="string">
            <text:p text:style-name="P1"><text:s/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P10.0ABCT-ND</text:p>
          </table:table-cell>
          <table:table-cell table:style-name="Table1.A1" office:value-type="string">
            <text:p text:style-name="P1">RES SMD 10 OHM 1% 1/20W 0201</text:p>
          </table:table-cell>
          <table:table-cell table:style-name="Table1.A1" office:value-type="string">
            <text:p text:style-name="P1">Thick Film Chip Resistors</text:p>
          </table:table-cell>
          <table:table-cell table:style-name="Table1.A1" office:value-type="string">
            <text:p text:style-name="P1"><text:s/>-55°C to 12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4.7KLRCT-ND</text:p>
          </table:table-cell>
          <table:table-cell table:style-name="Table1.A1" office:value-type="string">
            <text:p text:style-name="P1">±1% 0.063W, 1/16W Chip Resistor 0402 (1005 Metric) Moisture Resistant Thick Film</text:p>
          </table:table-cell>
          <table:table-cell table:style-name="Table1.A1" office:value-type="string">
            <text:p text:style-name="P1">RC series chip resistors with lead free terminations made by thick film process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YAG3045CT-ND</text:p>
          </table:table-cell>
          <table:table-cell table:style-name="Table1.A1" office:value-type="string">
            <text:p text:style-name="P1">RES SMD 1.6K OHM 1% 1/16W 0402</text:p>
          </table:table-cell>
          <table:table-cell table:style-name="Table1.A1" office:value-type="string">
            <text:p text:style-name="P1">RC series chip resistors with lead free terminations made by thick film process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22.0LRTR-ND</text:p>
          </table:table-cell>
          <table:table-cell table:style-name="Table1.A1" office:value-type="string">
            <text:p text:style-name="P1">RES SMD 22 OHM 1% 1/16W 0402</text:p>
          </table:table-cell>
          <table:table-cell table:style-name="Table1.A1" office:value-type="string">
            <text:p text:style-name="P1">RC series chip resistors with lead free terminations made by thick film process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RMCF0402FT3K00TR-ND</text:p>
          </table:table-cell>
          <table:table-cell table:style-name="Table1.A1" office:value-type="string">
            <text:p text:style-name="P1">RES SMD 3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3">
          <table:table-cell table:style-name="Table1.A1" office:value-type="string">
            <text:p text:style-name="P1">RMCF0402FT3K83CT-ND</text:p>
          </table:table-cell>
          <table:table-cell table:style-name="Table1.A1" office:value-type="string">
            <text:p text:style-name="P1">RES SMD 3.83K OHM 1% 1/16W 04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YAG3189CT-ND</text:p>
          </table:table-cell>
          <table:table-cell table:style-name="Table1.A1" office:value-type="string">
            <text:p text:style-name="P1">RES SMD 576 OHM 1% 1/16W 0402</text:p>
          </table:table-cell>
          <table:table-cell table:style-name="Table1.A1" office:value-type="string">
            <text:p text:style-name="P1">RC series chip resistors with lead free terminations made by thick film process.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8.20KLRCT-ND</text:p>
          </table:table-cell>
          <table:table-cell table:style-name="Table1.A1" office:value-type="string">
            <text:p text:style-name="P1">RES SMD 8.2K OHM 1% 1/16W 0402</text:p>
          </table:table-cell>
          <table:table-cell table:style-name="Table1.A1" office:value-type="string">
            <text:p text:style-name="P1">RC series chip resistors with lead free terminations made by thick film process.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311-15.0KLRCT-ND</text:p>
          </table:table-cell>
          <table:table-cell table:style-name="Table1.A1" office:value-type="string">
            <text:p text:style-name="P1">RES SMD 15K OHM 1% 1/16W 0402</text:p>
          </table:table-cell>
          <table:table-cell table:style-name="Table1.A1" office:value-type="string">
            <text:p text:style-name="P1">RC series chip resistors with lead free terminations made by thick film process.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>YAG3512CT-ND</text:p>
          </table:table-cell>
          <table:table-cell table:style-name="Table1.A1" office:value-type="string">
            <text:p text:style-name="P1">±1% 0.063W, 1/16W Chip Resistor 0402 (1005 Metric) Automotive AEC-Q200, Moisture Resistant Thick Film</text:p>
          </table:table-cell>
          <table:table-cell table:style-name="Table1.A1" office:value-type="string">
            <text:p text:style-name="P1">chip resistors with leadfree terminations made by thick film process.</text:p>
          </table:table-cell>
          <table:table-cell table:style-name="Table1.A1" office:value-type="string">
            <text:p text:style-name="P1"><text:s/>-55°C to 155°C</text:p>
          </table:table-cell>
          <table:table-cell table:style-name="Table1.A1" office:value-type="string">
            <text:p text:style-name="P1">resistant enough in compare with other components on the board (critical components for the functionality, should be checked agai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ccording to REF 1 page 66(59)</text:p>
            <text:p text:style-name="P1">&amp; Ref2 page 20</text:p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TC1-1-13M-45+</text:p>
          </table:table-cell>
          <table:table-cell table:style-name="Table1.A1" office:value-type="string">
            <text:p text:style-name="P1">RF balun; 1:1 ratio; 3 dB bandwidth: 0.3 MHz to 3.5 GHz; 3.8mm x 3.8mm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/>-40°C to 150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ext:soft-page-break/>
        <table:table-row table:style-name="Table1.26">
          <table:table-cell table:style-name="Table1.A1" office:value-type="string">
            <text:p text:style-name="P1">568-12530-6-ND</text:p>
          </table:table-cell>
          <table:table-cell table:style-name="Table1.A1" office:value-type="string">
            <text:p text:style-name="P1">RF MOSFET Transistors Trans MOSFET N-CH 7V 0.03A 4pin(3+Tab)</text:p>
          </table:table-cell>
          <table:table-cell table:style-name="Table1.A1" office:value-type="string">
            <text:p text:style-name="P1">NMOS</text:p>
          </table:table-cell>
          <table:table-cell table:style-name="Table1.A1" office:value-type="string">
            <text:p text:style-name="P1">x?- to 150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IRLML6244TRPBFTR-ND</text:p>
          </table:table-cell>
          <table:table-cell table:style-name="Table1.A1" office:value-type="string">
            <text:p text:style-name="P1">N-Channel 20V 6.3A (Ta) 1.3W (Ta) Surface Mount Micro3™/SOT-23</text:p>
          </table:table-cell>
          <table:table-cell table:style-name="Table1.A1" office:value-type="string">
            <text:p text:style-name="P1">NMOS</text:p>
          </table:table-cell>
          <table:table-cell table:style-name="Table1.A1" office:value-type="string">
            <text:p text:style-name="P1"><text:s/>-55°C to 150°C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RTX5032A</text:p>
          </table:table-cell>
          <table:table-cell table:style-name="Table1.A1" office:value-type="string">
            <text:p text:style-name="P1">RTX5032A 40MHz, High performance TCXO, With VC, Filter Enabled, 10-pin 5mm x 3.2 mm x 1.65 mm packag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6">
          <table:table-cell table:style-name="Table1.A1" office:value-type="string">
            <text:p text:style-name="P1">1253-1368-1-ND</text:p>
          </table:table-cell>
          <table:table-cell table:style-name="Table1.A1" office:value-type="string">
            <text:p text:style-name="P1">30MHz ±10ppm Crystal 8pF 50 Ohm -40°C ~ 85°C Surface Mount 4-SMD, No Lead (DFN, LCC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1"/>
      <text:p text:style-name="P1"/>
      <text:p text:style-name="P1"/>
      <text:p text:style-name="P1">Ref 1 Nuclear radiation hardening for electronic components (LOCKHEED MISSILES &amp; SPACE COMPANY August 1969)</text:p>
      <text:p text:style-name="P1">Ref 2 Report on the Effect of Radiation on Resistors and Capacitors for the HV filter circuit of the Endcap VPT (By Ignacio Yaselli, 04/08/2004)</text:p>
      <text:p text:style-name="P1">Ref 3 A Commercial 65 nm CMOS Technology for Space Applications: Heavy Ion, Proton and Gamma Test Results and Modeli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in" fo:page-height="8.5in" style:num-format="1" style:print-orientation="portrait" fo:margin-top="0.5in" fo:margin-bottom="0.5in" fo:margin-left="0.5in" fo:margin-right="0.5in" style:writing-mode="lr-tb" style:layout-grid-color="#c0c0c0" style:layout-grid-lines="190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407" meta:word-count="2915" meta:character-count="17746" meta:non-whitespace-character-count="15203"/>
    <meta:generator>LibreOfficeDev/6.0.5.2$Linux_X86_64 LibreOffice_project/</meta:generator>
  </office:meta>
</office:document-meta>
</file>